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8.14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9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cre_lines and depth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#cells</text:p>
          </table:table-cell>
          <table:table-cell office:value-type="string" calcext:value-type="string">
            <text:p>#experiments</text:p>
          </table:table-cell>
        </table:table-row>
        <table:table-row table:style-name="ro2">
          <table:table-cell table:style-name="ce1" office:value-type="string" calcext:value-type="string">
            <text:p>VISp [175, 185, 205] ['Cux2-CreERT2', 'Emx1-IRES-Cre', 'Slc17a7-IRES2-Cre', 'Slc17a7-IRES2-Cre'] </text:p>
          </table:table-cell>
          <table:table-cell office:value-type="string" calcext:value-type="string">
            <text:p>L2_3_exc_allen_dsi_0.2</text:p>
          </table:table-cell>
          <table:table-cell office:value-type="float" office:value="1178" calcext:value-type="float">
            <text:p>1178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/>
          <table:table-cell office:value-type="string" calcext:value-type="string">
            <text:p>L2_3_exc_allen_dsi_0.5</text:p>
          </table:table-cell>
          <table:table-cell office:value-type="float" office:value="761" calcext:value-type="float">
            <text:p>761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3">
          <table:table-cell/>
          <table:table-cell office:value-type="string" calcext:value-type="string">
            <text:p>L2_3_exc_allen_dsi_0.6</text:p>
          </table:table-cell>
          <table:table-cell office:value-type="float" office:value="612" calcext:value-type="float">
            <text:p>61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/>
          <table:table-cell office:value-type="string" calcext:value-type="string">
            <text:p>L2_3_exc_allen_dsi_0.8</text:p>
          </table:table-cell>
          <table:table-cell office:value-type="float" office:value="342" calcext:value-type="float">
            <text:p>34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/>
          <table:table-cell office:value-type="string" calcext:value-type="string">
            <text:p>L2_3_exc_allen_dsi_0.9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('VISp', [275, 335, 350], ['Cux2-CreERT2', 'Emx1-IRES-Cre', 'Slc17a7-IRES2-Cre', 'Rorb-IRES2-Cre', 'Scnn1a-Tg3-Cre'])</text:p>
          </table:table-cell>
          <table:table-cell office:value-type="string" calcext:value-type="string">
            <text:p>L4_exc_allen_dsi_0.5</text:p>
          </table:table-cell>
          <table:table-cell office:value-type="float" office:value="2626" calcext:value-type="float">
            <text:p>2626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/>
          <table:table-cell office:value-type="string" calcext:value-type="string">
            <text:p>L4_exc_allen_dsi_0.9</text:p>
          </table:table-cell>
          <table:table-cell office:value-type="float" office:value="1194" calcext:value-type="float">
            <text:p>1194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('VISp', [375, 390, 400], ['Emx1-IRES-Cre', 'Slc17a7-IRES2-Cre', 'Fezf2-CreER', 'Rbp4-Cre_KL100', 'Tlx3-Cre_PL56'])</text:p>
          </table:table-cell>
          <table:table-cell office:value-type="string" calcext:value-type="string">
            <text:p>L5_exc_allen_dsi_0.5</text:p>
          </table:table-cell>
          <table:table-cell office:value-type="float" office:value="891" calcext:value-type="float">
            <text:p>891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/>
          <table:table-cell office:value-type="string" calcext:value-type="string">
            <text:p>L5_exc_allen_dsi_0.9</text:p>
          </table:table-cell>
          <table:table-cell office:value-type="float" office:value="271" calcext:value-type="float">
            <text:p>271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string" calcext:value-type="string">
            <text:p>('VISp', [550], ['Ntsr1-Cre_GN220'])</text:p>
          </table:table-cell>
          <table:table-cell office:value-type="string" calcext:value-type="string">
            <text:p>L6_exc_allen_dsi_0.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string" calcext:value-type="string">
            <text:p>L6_exc_allen_dsi_0.6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('VISp', [175, 185, 195, 200, 225, 275], ['Pvalb-IRES-Cre']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2,3_vip_allen_dsi_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('VISp', [265, 285, 350], ['Sst-IRES-Cre'])</text:p>
          </table:table-cell>
          <table:table-cell office:value-type="string" calcext:value-type="string">
            <text:p>L4,5_SST_allen_dsi_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3" table:number-rows-repeated="2">
          <table:table-cell table:number-columns-repeated="4"/>
        </table:table-row>
        <table:table-row table:style-name="ro3">
          <table:table-cell table:style-name="ce1" office:value-type="string" calcext:value-type="string">
            <text:p>VISp [175, 265] ['Cux2-CreERT2', 'Emx1-IRES-Cre', 'Slc17a7-IRES2-Cre'] </text:p>
          </table:table-cell>
          <table:table-cell office:value-type="string" calcext:value-type="string">
            <text:p>L2_3_exc_allen_dsi_0.5</text:p>
          </table:table-cell>
          <table:table-cell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string" calcext:value-type="string">
            <text:p>L2_3_exc_allen_dsi_0.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20:57:56.234386326</meta:creation-date>
    <dc:date>2019-09-04T14:15:36.701539955</dc:date>
    <meta:editing-duration>PT1H4M</meta:editing-duration>
    <meta:editing-cycles>16</meta:editing-cycles>
    <meta:generator>LibreOffice/6.2.6.2$Linux_X86_64 LibreOffice_project/20$Build-2</meta:generator>
    <meta:document-statistic meta:table-count="1" meta:cell-count="56" meta:object-count="0"/>
  </office:meta>
</office:document-meta>
</file>